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svg:stroke-color="#000000" draw:fill="none" draw:fill-color="#ffffff" fo:min-height="2.6528in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P1" style:family="paragraph">
      <style:text-properties fo:font-family="arial" style:font-family-generic="swiss" fo:font-size="9pt" style:font-size-asian="9pt" style:font-size-complex="9pt"/>
    </style:style>
    <style:style style:name="P2" style:family="paragraph">
      <loext:graphic-properties draw:fill="none" draw:fill-color="#ffffff"/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9.4559in" svg:height="2.6559in" svg:x="0in" svg:y="0.0067in">
            <draw:text-box>
              <text:p text:style-name="P1"><text:span text:style-name="T1">EJERCICIO 10</text:span></text:p>
              <text:p text:style-name="P1"><text:span text:style-name="T2"/></text:p>
              <text:p text:style-name="P1"><text:span text:style-name="T2">La Resolución Técnica 17 de la FACPCE establece lo siguiente en la sección 5.5. los </text:span><text:span text:style-name="T2">criterios a aplicar para la medición contable en particular de los Bienes de Cambio:</text:span></text:p>
              <text:p text:style-name="P1"><text:span text:style-name="T2"/></text:p>
              <text:p text:style-name="P1"><text:span text:style-name="T2">5.5.1: Bienes de cambio fungibles, con mercado transparente y que puedan ser </text:span><text:span text:style-name="T2">comercializados sin esfuerzo significativo: se los medirá al valor neto de realización.</text:span></text:p>
              <text:p text:style-name="P1"><text:span text:style-name="T2"/></text:p>
              <text:p text:style-name="P1"><text:span text:style-name="T2">5.5.2: Bienes de cambio sobre los que se hayan recibido anticipos que fijan precio y las </text:span><text:span text:style-name="T2">condiciones contractuales de la operación aseguren la efectiva concreción de la venta y </text:span><text:span text:style-name="T2">la ganancia: a su valor neto de realización.</text:span></text:p>
              <text:p text:style-name="P1"><text:span text:style-name="T2"/></text:p>
              <text:p text:style-name="P1"><text:span text:style-name="T2">5.5.3: Bienes de cambio en producción o construcción mediante un proceso prolongado: </text:span></text:p>
              <text:p text:style-name="P1"><text:span text:style-name="T2">a) si fuera segura su venta: a su valor neto de realización proporcionado con el grado de </text:span><text:span text:style-name="T2">avance de la producción, </text:span></text:p>
              <text:p text:style-name="P1"><text:span text:style-name="T2">b) en caso contrario, a su costo de reposición proporcionado con el grado de avance de </text:span><text:span text:style-name="T2">la producción.</text:span></text:p>
              <text:p text:style-name="P1"><text:span text:style-name="T2"/></text:p>
              <text:p text:style-name="P1"><text:span text:style-name="T2">Si no se pudiera obtener el costo de reposición, se utilizará el de reproducción, y si la </text:span><text:span text:style-name="T2">obtención de éste fuera imposible o impracticable, se usará el costo original.</text:span></text:p>
              <text:p text:style-name="P1"><text:span text:style-name="T2"/></text:p>
              <text:p text:style-name="P1"><text:span text:style-name="T2">5.5.4: Bienes de cambio en general: para los restantes bienes se tomará su costo de </text:span><text:span text:style-name="T2">reposición a la fecha de los estados contables. Si la obtención de éste fuera imposible o </text:span><text:span text:style-name="T2">impracticable, se usará el costo original.</text:span></text:p>
              <text:p text:style-name="P1"><text:span text:style-name="T2"/></text:p>
              <text:p text:style-name="P1"><text:span text:style-name="T2">Se pide: representar la tabla de decisión según estos criterios de medición contable</text:span></text:p>
            </draw:text-box>
          </draw:frame>
        </table:shapes>
        <table:table-column table:style-name="co1" table:number-columns-repeated="6" table:default-cell-style-name="Default"/>
        <table:table-row table:style-name="ro1" table:number-rows-repeated="18">
          <table:table-cell table:number-columns-repeated="6"/>
        </table:table-row>
        <table:table-row table:style-name="ro2">
          <table:table-cell table:style-name="ce1" table:number-columns-repeated="2"/>
          <table:table-cell table:style-name="ce3" office:value-type="string" calcext:value-type="string">
            <text:p>Costo original</text:p>
          </table:table-cell>
          <table:table-cell table:style-name="ce3" office:value-type="string" calcext:value-type="string">
            <text:p>Valor neto realización</text:p>
          </table:table-cell>
          <table:table-cell table:style-name="ce3" office:value-type="string" calcext:value-type="string">
            <text:p>Costo de reposición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BC Fungibles</text:p>
          </table:table-cell>
          <table:table-cell table:style-name="ce3" table:number-columns-repeated="4"/>
          <table:table-cell table:style-name="ce4"/>
        </table:table-row>
        <table:table-row table:style-name="ro2">
          <table:table-cell table:style-name="ce3" office:value-type="string" calcext:value-type="string">
            <text:p>BC <text:s/>Anticipos</text:p>
          </table:table-cell>
          <table:table-cell table:style-name="ce3" table:number-columns-repeated="4"/>
          <table:table-cell table:style-name="ce4"/>
        </table:table-row>
        <table:table-row table:style-name="ro3">
          <table:table-cell table:style-name="ce3" office:value-type="string" calcext:value-type="string">
            <text:p>BC Produccion (a)</text:p>
          </table:table-cell>
          <table:table-cell table:style-name="ce3" table:number-columns-repeated="4"/>
          <table:table-cell table:style-name="ce4"/>
        </table:table-row>
        <table:table-row table:style-name="ro3">
          <table:table-cell table:style-name="ce3" office:value-type="string" calcext:value-type="string">
            <text:p>BC Produccion (b)</text:p>
          </table:table-cell>
          <table:table-cell table:style-name="ce3" table:number-columns-repeated="4"/>
          <table:table-cell table:style-name="ce4"/>
        </table:table-row>
        <table:table-row table:style-name="ro4">
          <table:table-cell table:style-name="ce3" office:value-type="string" calcext:value-type="string">
            <text:p>BC <text:s text:c="3"/>General</text:p>
          </table:table-cell>
          <table:table-cell table:style-name="ce3" table:number-columns-repeated="4"/>
          <table:table-cell table:style-name="ce4"/>
        </table:table-row>
        <table:table-row table:style-name="ro2">
          <table:table-cell table:style-name="ce3" office:value-type="string" calcext:value-type="string">
            <text:p>BC General Impos.</text:p>
          </table:table-cell>
          <table:table-cell table:style-name="ce3" table:number-columns-repeated="4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8:34:03.525950502</meta:creation-date>
    <dc:date>2024-01-24T18:54:30.945665200</dc:date>
    <meta:editing-duration>PT9M37S</meta:editing-duration>
    <meta:editing-cycles>2</meta:editing-cycles>
    <meta:generator>LibreOffice/7.3.7.2$Linux_X86_64 LibreOffice_project/30$Build-2</meta:generator>
    <meta:document-statistic meta:table-count="1" meta:cell-count="9" meta:object-count="1"/>
  </office:meta>
</office:document-meta>
</file>